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91c27" officeooo:paragraph-rsid="00091c27"/>
    </style:style>
    <style:style style:name="P2" style:family="paragraph" style:parent-style-name="Standard">
      <style:text-properties fo:language="ru" fo:country="RU" officeooo:rsid="000b051e" officeooo:paragraph-rsid="000b051e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b051e" officeooo:paragraph-rsid="000b051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0a1cbe"/>
    </style:style>
    <style:style style:name="T3" style:family="text">
      <style:text-properties officeooo:rsid="0008c602"/>
    </style:style>
    <style:style style:name="T4" style:family="text">
      <style:text-properties officeooo:rsid="000b0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Game rules.</text:p>
      <text:p text:style-name="P3"/>
      <text:p text:style-name="P2"><text:line-break/>The goal of the game is to score the most points.</text:p>
      <text:p text:style-name="P2"><text:line-break/>Control the car with the arrow keys.<text:line-break/><text:line-break/>When the car hits a coin, the player gets 1 point.<text:line-break/>Each time the player scores three points, the game speeds up.<text:line-break/>When the car hits a danger, the game ends.<text:line-break/>When the car hits an arrow, the speed speeds up for 1 sec. and hitting a danger for 1.5 sec. does not end the game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6:46:17.121000000</meta:creation-date>
    <dc:date>2024-10-28T09:11:55.864000000</dc:date>
    <meta:editing-duration>PT17M47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76" meta:character-count="371" meta:non-whitespace-character-count="295"/>
  </office:meta>
</office:document-meta>
</file>